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FreeSans1" svg:font-family="FreeSans" style:font-family-generic="swiss"/>
    <style:font-face style:name="Gentium Book Basic" svg:font-family="'Gentium Book Basic'"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9.425in" style:page-number="auto" fo:break-before="auto" fo:break-after="auto" table:align="margins" style:writing-mode="lr-tb"/>
    </style:style>
    <style:style style:name="Table1.A" style:family="table-column">
      <style:table-column-properties style:column-width="4.7125in" style:rel-column-width="32767*"/>
    </style:style>
    <style:style style:name="Table1.B" style:family="table-column">
      <style:table-column-properties style:column-width="4.7125in" style:rel-column-width="32768*"/>
    </style:style>
    <style:style style:name="Table1.1" style:family="table-row">
      <style:table-row-properties style:min-row-height="6.7542in"/>
    </style:style>
    <style:style style:name="Table1.A1" style:family="table-cell">
      <style:table-cell-properties fo:padding="0.0382in" fo:border="none"/>
    </style:style>
    <style:style style:name="P1" style:family="paragraph" style:parent-style-name="Standard">
      <style:paragraph-properties fo:line-height="115%" fo:break-before="auto" fo:break-after="auto" style:writing-mode="lr-tb"/>
      <style:text-properties style:font-name="Gentium Book Basic" fo:font-size="10.5pt" officeooo:paragraph-rsid="000251f7" style:font-size-asian="10.5pt" style:font-size-complex="10.5pt"/>
    </style:style>
    <style:style style:name="P2" style:family="paragraph" style:parent-style-name="Standard">
      <style:paragraph-properties fo:line-height="115%" style:writing-mode="lr-tb"/>
      <style:text-properties style:font-name="Gentium Book Basic" fo:font-size="10.5pt" officeooo:paragraph-rsid="000251f7" style:font-size-asian="10.5pt" style:font-size-complex="10.5pt"/>
    </style:style>
    <style:style style:name="P3" style:family="paragraph" style:parent-style-name="Standard">
      <style:paragraph-properties fo:text-align="start" style:justify-single-word="false">
        <style:tab-stops>
          <style:tab-stop style:position="4.748in"/>
        </style:tab-stops>
      </style:paragraph-properties>
      <style:text-properties officeooo:rsid="000251f7" officeooo:paragraph-rsid="000251f7"/>
    </style:style>
    <style:style style:name="P4" style:family="paragraph" style:parent-style-name="Standard">
      <style:paragraph-properties fo:text-align="start" style:justify-single-word="false">
        <style:tab-stops>
          <style:tab-stop style:position="4.748in"/>
        </style:tab-stops>
      </style:paragraph-properties>
      <style:text-properties style:font-name="Century Schoolbook L" officeooo:rsid="000251f7" officeooo:paragraph-rsid="000251f7"/>
    </style:style>
    <style:style style:name="P5" style:family="paragraph" style:parent-style-name="Table_20_Contents">
      <style:paragraph-properties fo:text-align="start" style:justify-single-word="false"/>
      <style:text-properties officeooo:paragraph-rsid="000251f7"/>
    </style:style>
    <style:style style:name="P6" style:family="paragraph" style:parent-style-name="Table_20_Contents">
      <style:paragraph-properties fo:text-align="start" style:justify-single-word="false"/>
      <style:text-properties style:font-name="Gentium Book Basic" fo:font-size="13pt" style:font-name-asian="Trebuchet MS" style:font-size-asian="13pt" style:font-name-complex="Trebuchet MS" style:font-size-complex="13pt"/>
    </style:style>
    <style:style style:name="P7" style:family="paragraph" style:parent-style-name="Table_20_Contents">
      <style:paragraph-properties fo:text-align="center" style:justify-single-word="false"/>
      <style:text-properties style:font-name="Gentium Book Basic" fo:font-size="13pt" officeooo:rsid="000251f7" officeooo:paragraph-rsid="000251f7" style:font-name-asian="Trebuchet MS" style:font-size-asian="13pt" style:font-name-complex="Trebuchet MS" style:font-size-complex="13pt"/>
    </style:style>
    <style:style style:name="P8" style:family="paragraph" style:parent-style-name="Table_20_Contents">
      <style:paragraph-properties fo:text-align="center" style:justify-single-word="false"/>
      <style:text-properties style:font-name="Gentium Book Basic" fo:font-size="16pt" fo:font-weight="bold" officeooo:rsid="000251f7" officeooo:paragraph-rsid="000251f7" style:font-name-asian="Trebuchet MS" style:font-size-asian="16pt" style:font-weight-asian="bold" style:font-name-complex="Trebuchet MS" style:font-size-complex="16pt" style:font-weight-complex="bold"/>
    </style:style>
    <style:style style:name="P9" style:family="paragraph" style:parent-style-name="Table_20_Contents">
      <style:paragraph-properties fo:text-align="center" style:justify-single-word="false"/>
      <style:text-properties style:font-name="Gentium Book Basic" fo:font-size="18pt" fo:font-weight="bold" officeooo:rsid="000251f7" officeooo:paragraph-rsid="000251f7" style:font-name-asian="Trebuchet MS" style:font-size-asian="18pt" style:font-weight-asian="bold" style:font-name-complex="Trebuchet MS" style:font-size-complex="18pt" style:font-weight-complex="bold"/>
    </style:style>
    <style:style style:name="P10" style:family="paragraph" style:parent-style-name="Table_20_Contents">
      <style:paragraph-properties fo:text-align="center" style:justify-single-word="false"/>
      <style:text-properties officeooo:rsid="000251f7" officeooo:paragraph-rsid="000251f7"/>
    </style:style>
    <style:style style:name="P11" style:family="paragraph" style:parent-style-name="Table_20_Contents">
      <style:paragraph-properties fo:text-align="center" style:justify-single-word="false"/>
      <style:text-properties officeooo:paragraph-rsid="000251f7"/>
    </style:style>
    <style:style style:name="P12" style:family="paragraph" style:parent-style-name="Standard">
      <style:paragraph-properties fo:line-height="115%" fo:text-align="end" style:justify-single-word="false" style:writing-mode="lr-tb">
        <style:tab-stops>
          <style:tab-stop style:position="4.748in"/>
        </style:tab-stops>
      </style:paragraph-properties>
      <style:text-properties style:font-name="Century Schoolbook L" officeooo:paragraph-rsid="000251f7"/>
    </style:style>
    <style:style style:name="P13" style:family="paragraph" style:parent-style-name="Standard">
      <style:paragraph-properties fo:line-height="115%" fo:text-align="end" style:justify-single-word="false" style:writing-mode="lr-tb">
        <style:tab-stops>
          <style:tab-stop style:position="4.748in"/>
        </style:tab-stops>
      </style:paragraph-properties>
      <style:text-properties style:font-name="Century Schoolbook L" fo:font-weight="bold" officeooo:rsid="0010bce6" officeooo:paragraph-rsid="000251f7" style:font-weight-asian="bold" style:font-weight-complex="bold"/>
    </style:style>
    <style:style style:name="P14" style:family="paragraph" style:parent-style-name="Text_20_body" style:list-style-name="L1">
      <style:paragraph-properties fo:text-align="start" style:justify-single-word="false"/>
      <style:text-properties style:font-name="Gentium Book Basic" fo:font-size="13pt" fo:font-weight="normal" officeooo:rsid="0010bce6" officeooo:paragraph-rsid="000251f7" style:font-size-asian="13pt" style:font-weight-asian="normal" style:font-size-complex="13pt" style:font-weight-complex="normal"/>
    </style:style>
    <style:style style:name="P15" style:family="paragraph" style:parent-style-name="Text_20_body" style:list-style-name="L1">
      <style:paragraph-properties fo:text-align="center" style:justify-single-word="false"/>
      <style:text-properties style:font-name="Gentium Book Basic" fo:font-size="13pt" fo:font-weight="normal" officeooo:rsid="0010bce6" officeooo:paragraph-rsid="000251f7" style:font-size-asian="13pt" style:font-weight-asian="normal" style:font-size-complex="13pt" style:font-weight-complex="normal"/>
    </style:style>
    <style:style style:name="P16" style:family="paragraph" style:parent-style-name="Text_20_body" style:list-style-name="L1">
      <style:paragraph-properties fo:text-align="center" style:justify-single-word="false"/>
      <style:text-properties style:font-name="Gentium Book Basic" fo:font-size="13pt" fo:font-weight="normal" officeooo:rsid="000251f7" officeooo:paragraph-rsid="00044651" style:font-size-asian="13pt" style:font-weight-asian="normal" style:font-size-complex="13pt" style:font-weight-complex="normal"/>
    </style:style>
    <style:style style:name="P17" style:family="paragraph" style:parent-style-name="Text_20_body">
      <style:paragraph-properties fo:text-align="center" style:justify-single-word="false"/>
      <style:text-properties style:font-name="Gentium Book Basic" fo:font-size="13pt" fo:font-weight="normal" officeooo:rsid="000251f7" officeooo:paragraph-rsid="00044651" style:font-size-asian="13pt" style:font-weight-asian="normal" style:font-size-complex="13pt" style:font-weight-complex="normal"/>
    </style:style>
    <style:style style:name="P18" style:family="paragraph" style:parent-style-name="Text_20_body">
      <style:paragraph-properties fo:text-align="center" style:justify-single-word="false"/>
      <style:text-properties style:font-name="Gentium Book Basic" fo:font-size="13pt" fo:font-weight="bold" officeooo:rsid="00044651" officeooo:paragraph-rsid="00044651" style:font-size-asian="13pt" style:font-weight-asian="bold" style:font-size-complex="13pt" style:font-weight-complex="bold"/>
    </style:style>
    <style:style style:name="P19" style:family="paragraph" style:parent-style-name="Table_20_Contents">
      <style:paragraph-properties fo:text-align="center" style:justify-single-word="false"/>
      <style:text-properties style:font-name="Gentium Book Basic" officeooo:paragraph-rsid="000251f7"/>
    </style:style>
    <style:style style:name="P20" style:family="paragraph" style:parent-style-name="Table_20_Contents">
      <style:paragraph-properties fo:text-align="start" style:justify-single-word="false"/>
      <style:text-properties style:font-name="Gentium Book Basic" officeooo:paragraph-rsid="000251f7"/>
    </style:style>
    <style:style style:name="P21" style:family="paragraph" style:parent-style-name="Table_20_Contents">
      <style:paragraph-properties fo:text-align="start" style:justify-single-word="false"/>
      <style:text-properties style:font-name="Gentium Book Basic" fo:font-size="13pt" fo:font-weight="normal" officeooo:rsid="000251f7" officeooo:paragraph-rsid="000251f7" style:font-size-asian="13pt" style:font-weight-asian="normal" style:font-size-complex="13pt" style:font-weight-complex="normal"/>
    </style:style>
    <style:style style:name="P22" style:family="paragraph" style:parent-style-name="Table_20_Contents">
      <style:paragraph-properties fo:text-align="center" style:justify-single-word="false"/>
      <style:text-properties style:font-name="Gentium Book Basic" fo:font-size="13pt" fo:font-weight="normal" officeooo:rsid="000251f7" officeooo:paragraph-rsid="000251f7" style:font-size-asian="13pt" style:font-weight-asian="normal" style:font-size-complex="13pt" style:font-weight-complex="normal"/>
    </style:style>
    <style:style style:name="P23" style:family="paragraph" style:parent-style-name="Heading_20_2" style:master-page-name="Standard">
      <style:paragraph-properties fo:line-height="115%" fo:text-align="start" style:justify-single-word="false" style:page-number="auto" fo:break-before="auto" fo:break-after="auto" style:writing-mode="lr-tb"/>
      <style:text-properties officeooo:paragraph-rsid="000251f7"/>
    </style:style>
    <style:style style:name="P24" style:family="paragraph" style:parent-style-name="Heading_20_2">
      <style:paragraph-properties fo:line-height="115%" fo:text-align="start" style:justify-single-word="false" style:writing-mode="lr-tb"/>
      <style:text-properties officeooo:paragraph-rsid="000251f7"/>
    </style:style>
    <style:style style:name="P25" style:family="paragraph" style:parent-style-name="Heading_20_2">
      <style:paragraph-properties fo:line-height="115%" fo:text-align="end" style:justify-single-word="false" style:writing-mode="lr-tb"/>
      <style:text-properties style:font-name="Century Schoolbook L" officeooo:paragraph-rsid="000251f7"/>
    </style:style>
    <style:style style:name="P26" style:family="paragraph" style:parent-style-name="Heading_20_2">
      <style:paragraph-properties fo:line-height="115%" fo:text-align="end" style:justify-single-word="false" style:writing-mode="lr-tb"/>
      <style:text-properties style:font-name="Century Schoolbook L" fo:font-style="normal" fo:font-weight="bold" officeooo:paragraph-rsid="000251f7" style:font-style-asian="normal" style:font-weight-asian="bold" style:font-style-complex="normal" style:font-weight-complex="bold"/>
    </style:style>
    <style:style style:name="P27" style:family="paragraph" style:parent-style-name="Heading_20_2" style:list-style-name="">
      <style:paragraph-properties fo:line-height="115%" fo:text-align="start" style:justify-single-word="false" fo:keep-together="always" fo:orphans="2" fo:widows="2" style:writing-mode="lr-tb"/>
      <style:text-properties style:font-name="Gentium Book Basic" fo:font-size="10.5pt" fo:font-weight="normal" officeooo:rsid="00103418" officeooo:paragraph-rsid="000251f7" style:font-name-asian="Trebuchet MS" style:font-size-asian="10.5pt" style:font-weight-asian="normal" style:font-name-complex="Trebuchet MS" style:font-size-complex="10.5pt" style:font-weight-complex="normal"/>
    </style:style>
    <style:style style:name="P28" style:family="paragraph" style:parent-style-name="Heading_20_2">
      <style:paragraph-properties fo:line-height="115%" fo:text-align="start" style:justify-single-word="false" style:writing-mode="lr-tb"/>
      <style:text-properties officeooo:rsid="000251f7" officeooo:paragraph-rsid="000251f7"/>
    </style:style>
    <style:style style:name="P29" style:family="paragraph" style:parent-style-name="Heading_20_2">
      <style:paragraph-properties fo:line-height="115%" fo:text-align="end" style:justify-single-word="false" fo:break-before="auto" fo:break-after="auto" style:writing-mode="lr-tb"/>
      <style:text-properties style:font-name="Century Schoolbook L" fo:font-style="normal" fo:font-weight="bold" officeooo:paragraph-rsid="000251f7" style:font-style-asian="normal" style:font-weight-asian="bold" style:font-style-complex="normal" style:font-weight-complex="bold"/>
    </style:style>
    <style:style style:name="P30" style:family="paragraph" style:parent-style-name="Heading_20_2" style:list-style-name="L1">
      <style:paragraph-properties fo:text-align="center" style:justify-single-word="false"/>
      <style:text-properties style:font-name="Gentium Book Basic" fo:font-size="13pt" fo:font-weight="normal" officeooo:rsid="000251f7" officeooo:paragraph-rsid="00044651" style:font-size-asian="13pt" style:font-weight-asian="normal" style:font-size-complex="13pt" style:font-weight-complex="normal"/>
    </style:style>
    <style:style style:name="P31" style:family="paragraph" style:parent-style-name="Heading_20_2" style:list-style-name="L1">
      <style:paragraph-properties fo:text-align="start" style:justify-single-word="false"/>
      <style:text-properties style:font-name="Gentium Book Basic" fo:font-size="13pt" fo:font-weight="normal" officeooo:rsid="000251f7" officeooo:paragraph-rsid="00044651" style:font-size-asian="13pt" style:font-weight-asian="normal" style:font-size-complex="13pt" style:font-weight-complex="normal"/>
    </style:style>
    <style:style style:name="P32" style:family="paragraph" style:parent-style-name="Heading_20_1">
      <style:paragraph-properties fo:line-height="115%" fo:text-align="center" style:justify-single-word="false" fo:break-before="auto" fo:break-after="auto" style:writing-mode="lr-tb"/>
      <style:text-properties style:font-name="Gentium Book Basic" fo:font-size="12pt" fo:font-weight="bold" officeooo:paragraph-rsid="000251f7" style:font-size-asian="12pt" style:font-weight-asian="bold" style:font-size-complex="12pt" style:font-weight-complex="bold"/>
    </style:style>
    <style:style style:name="T1" style:family="text">
      <style:text-properties style:font-name="Gentium Book Basic"/>
    </style:style>
    <style:style style:name="T2" style:family="text">
      <style:text-properties style:font-name="Gentium Book Basic" fo:font-size="13pt" officeooo:rsid="000251f7" style:font-name-asian="Trebuchet MS" style:font-size-asian="13pt" style:font-name-complex="Trebuchet MS" style:font-size-complex="13pt"/>
    </style:style>
    <style:style style:name="T3" style:family="text">
      <style:text-properties style:font-name="Gentium Book Basic" fo:font-size="13pt" fo:font-style="normal" fo:font-weight="normal" officeooo:rsid="000251f7" style:font-name-asian="Trebuchet MS" style:font-size-asian="13pt" style:font-style-asian="normal" style:font-weight-asian="normal" style:font-name-complex="Trebuchet MS" style:font-size-complex="13pt" style:font-style-complex="normal" style:font-weight-complex="normal"/>
    </style:style>
    <style:style style:name="T4" style:family="text">
      <style:text-properties style:font-name="Gentium Book Basic" fo:font-size="13pt" officeooo:rsid="000251f7" style:font-size-asian="13pt" style:font-size-complex="13pt"/>
    </style:style>
    <style:style style:name="T5" style:family="text">
      <style:text-properties style:font-name="Gentium Book Basic" fo:font-size="13pt" fo:font-weight="normal" style:font-size-asian="13pt" style:font-weight-asian="normal" style:font-size-complex="13pt" style:font-weight-complex="normal"/>
    </style:style>
    <style:style style:name="T6" style:family="text">
      <style:text-properties style:font-name="Gentium Book Basic" fo:font-size="13pt" fo:font-weight="normal" officeooo:rsid="000251f7" style:font-size-asian="13pt" style:font-weight-asian="normal" style:font-size-complex="13pt" style:font-weight-complex="normal"/>
    </style:style>
    <style:style style:name="T7" style:family="text">
      <style:text-properties style:font-name="Gentium Book Basic" fo:font-size="13pt" fo:font-weight="bold" officeooo:rsid="000251f7" style:font-size-asian="13pt" style:font-weight-asian="bold" style:font-size-complex="13pt" style:font-weight-complex="bold"/>
    </style:style>
    <style:style style:name="T8" style:family="text">
      <style:text-properties style:font-name="Gentium Book Basic" fo:font-size="13pt" fo:font-weight="bold" officeooo:rsid="000251f7" style:font-name-asian="Trebuchet MS" style:font-size-asian="13pt" style:font-weight-asian="bold" style:font-name-complex="Trebuchet MS" style:font-size-complex="13pt" style:font-weight-complex="bold"/>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0"/>
      <text:h text:style-name="P24" text:outline-level="10"/>
      <text:h text:style-name="P24" text:outline-level="10"/>
      <text:h text:style-name="P24" text:outline-level="10"/>
      <text:h text:style-name="P24" text:outline-level="10"/>
      <text:h text:style-name="P24" text:outline-level="10"/>
      <text:h text:style-name="P24" text:outline-level="10"/>
      <text:h text:style-name="P24" text:outline-level="10"/>
      <text:h text:style-name="P24" text:outline-level="10"/>
      <text:h text:style-name="P24" text:outline-level="10"/>
      <text:h text:style-name="P24" text:outline-level="10"/>
      <text:h text:style-name="P25" text:outline-level="10"/>
      <text:h text:style-name="P26" text:outline-level="10">Piano Recital </text:h>
      <text:h text:style-name="P29" text:outline-level="10"><text:bookmark text:name="h.1huyqzh9ujmj"/>Ariana Krasniqi Dupont/Piano</text:h>
      <text:h text:style-name="P12" text:outline-level="10"/>
      <text:h text:style-name="P13" text:outline-level="10">arianadupont.com</text:h>
      <text:p text:style-name="P4"/>
      <text:p text:style-name="P3"/>
      <table:table table:name="Table1" table:style-name="Table1">
        <table:table-column table:style-name="Table1.A"/>
        <table:table-column table:style-name="Table1.B"/>
        <table:table-row table:style-name="Table1.1">
          <table:table-cell table:style-name="Table1.A1" office:value-type="string">
            <text:h text:style-name="P32" text:outline-level="10"><text:span text:style-name="T10">Ariana Krasniqi DuPont</text:span> </text:h>
            <text:p text:style-name="P1">a Kosovarian concert pianist, began studying piano at the age of eleven under Hadije Gjinali and performed her first solo concert at the age of fifteen. She worked with several pianists such as Valbona Pula Petrovci, Lule Elezi, and Indira Cipa while performing frequently in the region.</text:p>
            <text:p text:style-name="P1">Immediately after the war in Kosovo (2000), she received her first scholarship from the city of Prizren, started to study under Boris Romanov in Skopje, and graduated from the Lorenc Antoni Music School, Prizren, in 2001.</text:p>
            <text:p text:style-name="P1">In the same year she entered Dr. Hoch's Konservatorium of Frankfurt, Germany, where her talent was quickly recognized and supported. She received several grants from Gertrud-Assmann Stiftung, the Patronatsverein of the Dr. Hoch's Konservatorium, the Lions Club of Weilburg, the Richard Wagner-Stipendium in 2005. Her performances have taken her to various cities in Germany and throughout Europe.</text:p>
            <text:p text:style-name="P1">Among her many solo performances she also collaborated with various orchestras. She was actively engaged as a chamber musician and regularly hired as a piano accompanist by the Dr. Hoch's Konservatorium.</text:p>
            <text:p text:style-name="P1">In 2009, she graduated under Wolfgang Hess and Irina Edelstein, receiving two masters degrees in Music Education and Piano Performance, from Dr. Hoch's Konservatorium and the Hochschule fuer Musik und Darstellende Kunst, both in Frankfurt, Germany.</text:p>
            <text:p text:style-name="P1">Erika Haase, Irina Edelstein, Derek Hahn, Diez Eichler, Sylvia Wang, Walter Delahunt and Steven Spooner are some of renowned pianists she has taken master classes from.</text:p>
            <text:p text:style-name="P2"/>
            <text:p text:style-name="P1">Since 2002, she has enjoyed teaching many piano students of different ages and levels, organised many student concerts and workshops, and prepared them for competitions and entry into universities.</text:p>
            <text:p text:style-name="P2">She currently resides with her Husband and Son in Lawrence, Kansas.</text:p>
            <text:p text:style-name="P1"/>
            <text:p text:style-name="P1"/>
            <text:h text:style-name="P27" text:outline-level="10"/>
          </table:table-cell>
          <table:table-cell table:style-name="Table1.A1" office:value-type="string">
            <text:p text:style-name="P6"/>
            <text:p text:style-name="P9">Program</text:p>
            <text:p text:style-name="P8"/>
            <text:p text:style-name="P7"/>
            <text:p text:style-name="P11"><text:span text:style-name="T2"><text:s text:c="7"/></text:span><text:span text:style-name="T8">W.A.Mozart: </text:span><text:span text:style-name="T2"><text:s/></text:span><text:span text:style-name="T3">Fantasia No. 3 in D minor, </text:span>K.397/385 </text:p>
            <text:p text:style-name="P5"/>
            <text:p text:style-name="P11"><text:s text:c="26"/><text:span text:style-name="T1">Rondo in D major, K.485</text:span></text:p>
            <text:p text:style-name="P19"/>
            <text:p text:style-name="P20"/>
            <text:p text:style-name="P11"><text:span text:style-name="T7">L.van Beethoven: </text:span><text:span text:style-name="T4"><text:s/></text:span><text:span text:style-name="T6">32 Variations in C minor, WoO 80</text:span></text:p>
            <text:p text:style-name="P21"/>
            <text:p text:style-name="P5"/>
            <text:p text:style-name="P22">**************</text:p>
            <text:p text:style-name="P11"/>
            <text:p text:style-name="P11"/>
            <text:p text:style-name="P10"><text:span text:style-name="T9">F.Chopin: <text:s/></text:span><text:span text:style-name="T5">Ballade No. 3 in A-flat major, Op. 47</text:span></text:p>
            <text:list xml:id="list4071297587098994550" text:style-name="L1">
              <text:list-item>
                <text:list>
                  <text:list-header>
                    <text:p text:style-name="P14"/>
                    <text:p text:style-name="P15">Nocturne in F minor, Op. 55, No. 1</text:p>
                    <text:p text:style-name="P30">Nocturne in E-flat major, Op. 9, No. 2</text:p>
                    <text:p text:style-name="P31"/>
                    <text:p text:style-name="P16">Ballade No. 1 in G minor, Op. 23</text:p>
                  </text:list-header>
                </text:list>
              </text:list-item>
            </text:list>
            <text:p text:style-name="P17"/>
            <text:p text:style-name="P18">Ariana Krasniqi Dupont/ Piano</text:p>
          </table:table-cell>
        </table:table-row>
        <text:soft-page-break/>
        <table:table-row table:style-name="Table1.1">
          <table:table-cell table:style-name="Table1.A1" office:value-type="string">
            <text:h text:style-name="P32" text:outline-level="10"/>
          </table:table-cell>
          <table:table-cell table:style-name="Table1.A1" office:value-type="string">
            <text:p text:style-name="P6"/>
          </table:table-cell>
        </table:table-row>
      </table:table>
      <text:h text:style-name="P28" text:outline-level="10"><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FreeSans1" svg:font-family="FreeSans" style:font-family-generic="swiss"/>
    <style:font-face style:name="Gentium Book Basic" svg:font-family="'Gentium Book Basic'"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3:24:17.495924464</meta:creation-date>
    <meta:print-date>2015-05-30T13:44:38.932245134</meta:print-date>
    <dc:date>2015-05-30T13:45:17.451374871</dc:date>
    <meta:editing-duration>PT5M59S</meta:editing-duration>
    <meta:editing-cycles>1</meta:editing-cycles>
    <meta:generator>LibreOffice/4.4.4.1.0$Linux_X86_64 LibreOffice_project/40m0$Build-1</meta:generator>
    <meta:document-statistic meta:table-count="1" meta:image-count="0" meta:object-count="0" meta:page-count="4" meta:paragraph-count="24" meta:word-count="348" meta:character-count="2231" meta:non-whitespace-character-count="1871"/>
  </office:meta>
</office:document-meta>
</file>